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373546287892745526"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6631762600577702305"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5600271277713046809" text:style-name="L8">
        <text:list-item>
          <text:p text:style-name="P8">Tool views eg debug, stack trace. </text:p>
          <text:list>
            <text:list-item>
              <text:p text:style-name="P8">These can be arranged anyhow. </text:p>
            </text:list-item>
          </text:list>
        </text:list-item>
        <text:list-item>
          <text:p text:style-name="P8">Documents ie editable files. </text:p>
          <text:list>
            <text:list-item>
              <text:p text:style-name="P8">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1093287704421008675"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598328575389330637"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3576148767173831624" text:style-name="L7">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2625346778096395720" text:style-name="L3">
        <text:list-item>
          <text:p text:style-name="P4">Store current layout path and filename in registry. </text:p>
        </text:list-item>
        <text:list-item>
          <text:p text:style-name="P4">Allow the menu button to be templated. </text:p>
        </text:list-item>
        <text:list-item>
          <text:p text:style-name="P4">Pin and unpin, auto hide. </text:p>
        </text:list-item>
        <text:list-item>
          <text:p text:style-name="P4">Files menu button style =&gt; brushes</text:p>
        </text:list-item>
        <text:list-item>
          <text:p text:style-name="P4">General menu button style</text:p>
        </text:list-item>
        <text:list-item>
          <text:p text:style-name="P4">Arrow buttons style =&gt; brushes. </text:p>
        </text:list-item>
        <text:list-item>
          <text:p text:style-name="P4">Float all tools =&gt; dock one. </text:p>
        </text:list-item>
        <text:list-item>
          <text:p text:style-name="P4">Float all documents =&gt; dock one. </text:p>
        </text:list-item>
        <text:list-item>
          <text:p text:style-name="P4">Pop up side panels. </text:p>
        </text:list-item>
        <text:list-item>
          <text:p text:style-name="P4">Sort out the drag to float, and the menu float. </text:p>
        </text:list-item>
        <text:list-item>
          <text:p text:style-name="P4">Implement drag tab to float. </text:p>
        </text:list-item>
        <text:list-item>
          <text:p text:style-name="P4">Implement mouse double click on tab to float.</text:p>
        </text:list-item>
        <text:list-item>
          <text:p text:style-name="P4">Check that custom close tab button can be implemented. </text:p>
        </text:list-item>
        <text:list-item>
          <text:p text:style-name="P4">Create a dock pane tree manager. </text:p>
        </text:list-item>
      </text:list>
      <text:h text:style-name="Heading_20_3" text:outline-level="3">Unpinned Dock Panes: Implementation</text:h>
      <text:p text:style-name="Text_20_body">Have a pop-up pane that contains a view container. </text:p>
      <text:p text:style-name="Text_20_body">Have side bars that list the child pop-ups. </text:p>
      <text:p text:style-name="Text_20_body">Have a placeholder for the dock pane in the dock pane tree. <text:s/></text:p>
      <text:p text:style-name="Text_20_body">Document panes cannot be unpinned.</text:p>
      <text:p text:style-name="Text_20_body">Too panes can be unpinned. </text:p>
      <text:h text:style-name="Heading_20_2" text:outline-level="2">Bugs</text:h>
      <text:list xml:id="list2662798610695265738" text:style-name="L9">
        <text:list-item>
          <text:p text:style-name="P9">Close tool =&gt; crash. </text:p>
        </text:list-item>
        <text:list-item>
          <text:p text:style-name="P9">Close document =&gt; noth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05T08:48:03.05</dc:date>
    <dc:creator>Leif Goodwin</dc:creator>
    <meta:editing-duration>P17DT19H43M23S</meta:editing-duration>
    <meta:editing-cycles>78</meta:editing-cycles>
    <meta:generator>OpenOffice/4.1.7$Win32 OpenOffice.org_project/417m1$Build-9800</meta:generator>
    <meta:document-statistic meta:table-count="0" meta:image-count="0" meta:object-count="0" meta:page-count="4" meta:paragraph-count="112" meta:word-count="1069" meta:character-count="6552"/>
  </office:meta>
</office:document-meta>
</file>